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Tabella1" style:family="table">
      <style:table-properties style:width="16.776cm" fo:margin-left="0.055cm" fo:margin-right="0.169cm" fo:margin-top="0cm" fo:margin-bottom="0cm" table:align="margins" style:writing-mode="lr-tb"/>
    </style:style>
    <style:style style:name="Tabella1.A" style:family="table-column">
      <style:table-column-properties style:column-width="3.094cm" style:rel-column-width="1754*"/>
    </style:style>
    <style:style style:name="Tabella1.B" style:family="table-column">
      <style:table-column-properties style:column-width="10.664cm" style:rel-column-width="6046*"/>
    </style:style>
    <style:style style:name="Tabella1.C" style:family="table-column">
      <style:table-column-properties style:column-width="3.018cm" style:rel-column-width="1711*"/>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0.018cm solid #000001"/>
    </style:style>
    <style:style style:name="Tabella1.4" style:family="table-row">
      <style:table-row-properties style:min-row-height="1.655cm" style:keep-together="true" fo:keep-together="auto"/>
    </style:style>
    <style:style style:name="Tabella1.5" style:family="table-row">
      <style:table-row-properties style:min-row-height="1.653cm" style:keep-together="true" fo:keep-together="auto"/>
    </style:style>
    <style:style style:name="Tabella1.B5" style:family="table-cell">
      <style:table-cell-properties fo:background-color="#f7caac" fo:padding-left="0.191cm" fo:padding-right="0.191cm" fo:padding-top="0cm" fo:padding-bottom="0cm" fo:border="0.018cm solid #000001">
        <style:background-image/>
      </style:table-cell-properties>
    </style:style>
    <style:style style:name="Tabella1.6" style:family="table-row">
      <style:table-row-properties style:min-row-height="1.893cm" style:keep-together="true" fo:keep-together="auto"/>
    </style:style>
    <style:style style:name="Tabella1.7" style:family="table-row">
      <style:table-row-properties style:min-row-height="1.891cm" style:keep-together="true" fo:keep-together="auto"/>
    </style:style>
    <style:style style:name="Tabella1.8" style:family="table-row">
      <style:table-row-properties style:min-row-height="1.416cm" style:keep-together="true" fo:keep-together="auto"/>
    </style:style>
    <style:style style:name="Tabella1.9" style:family="table-row">
      <style:table-row-properties style:min-row-height="1.415cm" style:keep-together="true" fo:keep-together="auto"/>
    </style:style>
    <style:style style:name="Tabella1.12" style:family="table-row">
      <style:table-row-properties style:min-row-height="0.714cm" style:keep-together="true" fo:keep-together="auto"/>
    </style:style>
    <style:style style:name="Tabella1.14" style:family="table-row">
      <style:table-row-properties style:min-row-height="0.529cm" style:keep-together="true" fo:keep-together="auto"/>
    </style:style>
    <style:style style:name="Tabella1.B15" style:family="table-cell">
      <style:table-cell-properties fo:background-color="#fbe4d5" fo:padding-left="0.191cm" fo:padding-right="0.191cm" fo:padding-top="0cm" fo:padding-bottom="0cm" fo:border="0.018cm solid #000001">
        <style:background-image/>
      </style:table-cell-properties>
    </style:style>
    <style:style style:name="Tabella1.16" style:family="table-row">
      <style:table-row-properties style:min-row-height="0.564cm" style:keep-together="true" fo:keep-together="auto"/>
    </style:style>
    <style:style style:name="Tabella1.28" style:family="table-row">
      <style:table-row-properties style:min-row-height="2.607cm" style:keep-together="true" fo:keep-together="auto"/>
    </style:style>
    <style:style style:name="Tabella1.29" style:family="table-row">
      <style:table-row-properties style:min-row-height="2.605cm" style:keep-together="true" fo:keep-together="auto"/>
    </style:style>
    <style:style style:name="Tabella1.30" style:family="table-row">
      <style:table-row-properties style:min-row-height="0.476cm" style:keep-together="true" fo:keep-together="auto"/>
    </style:style>
    <style:style style:name="Tabella1.40" style:family="table-row">
      <style:table-row-properties style:min-row-height="0.953cm" style:keep-together="true" fo:keep-together="auto"/>
    </style:style>
    <style:style style:name="Tabella1.46" style:family="table-row">
      <style:table-row-properties style:min-row-height="4.274cm" style:keep-together="true" fo:keep-together="auto"/>
    </style:style>
    <style:style style:name="Tabella1.47" style:family="table-row">
      <style:table-row-properties style:min-row-height="2.131cm" style:keep-together="true" fo:keep-together="auto"/>
    </style:style>
    <style:style style:name="Tabella1.48" style:family="table-row">
      <style:table-row-properties style:min-row-height="2.129cm" style:keep-together="true" fo:keep-together="auto"/>
    </style:style>
    <style:style style:name="Tabella1.49" style:family="table-row">
      <style:table-row-properties style:min-row-height="1.191cm" style:keep-together="true" fo:keep-together="auto"/>
    </style:style>
    <style:style style:name="Tabella1.53" style:family="table-row">
      <style:table-row-properties style:min-row-height="0.494cm" style:keep-together="true" fo:keep-together="auto"/>
    </style:style>
    <style:style style:name="Tabella1.55" style:family="table-row">
      <style:table-row-properties style:min-row-height="0.388cm" style:keep-together="true" fo:keep-together="auto"/>
    </style:style>
    <style:style style:name="Tabella2" style:family="table">
      <style:table-properties style:width="16.466cm" fo:margin-left="0.138cm" fo:margin-right="0.397cm" fo:margin-top="0cm" fo:margin-bottom="0cm" table:align="margins" style:writing-mode="lr-tb"/>
    </style:style>
    <style:style style:name="Tabella2.A" style:family="table-column">
      <style:table-column-properties style:column-width="5.149cm" style:rel-column-width="2919*"/>
    </style:style>
    <style:style style:name="Tabella2.B" style:family="table-column">
      <style:table-column-properties style:column-width="8.366cm" style:rel-column-width="4743*"/>
    </style:style>
    <style:style style:name="Tabella2.C" style:family="table-column">
      <style:table-column-properties style:column-width="2.951cm" style:rel-column-width="1673*"/>
    </style:style>
    <style:style style:name="Tabella2.1" style:family="table-row">
      <style:table-row-properties style:keep-together="true" fo:keep-together="auto"/>
    </style:style>
    <style:style style:name="Tabella2.A1" style:family="table-cell">
      <style:table-cell-properties fo:padding-left="0.191cm" fo:padding-right="0.191cm" fo:padding-top="0cm" fo:padding-bottom="0cm" fo:border="0.018cm solid #000001"/>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2.593cm"/>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style:tab-stops>
          <style:tab-stop style:position="2.725cm"/>
        </style:tab-stops>
      </style:paragraph-properties>
    </style:style>
    <style:style style:name="P5" style:family="paragraph" style:parent-style-name="Standard">
      <style:text-properties fo:color="#00000a"/>
    </style:style>
    <style:style style:name="P6" style:family="paragraph" style:parent-style-name="Standard" style:list-style-name="WWNum3">
      <style:paragraph-properties fo:margin-left="0cm" fo:margin-right="0cm" fo:text-indent="-0.635cm" style:auto-text-indent="false"/>
    </style:style>
    <style:style style:name="P7" style:family="paragraph" style:parent-style-name="Standard" style:list-style-name="WWNum2">
      <style:paragraph-properties fo:margin-left="0cm" fo:margin-right="0cm" fo:text-indent="-0.635cm" style:auto-text-indent="false"/>
    </style:style>
    <style:style style:name="P8" style:family="paragraph" style:parent-style-name="Standard" style:list-style-name="WWNum1">
      <style:paragraph-properties fo:margin-left="0cm" fo:margin-right="0cm" fo:text-indent="-0.635cm" style:auto-text-indent="false"/>
    </style:style>
    <style:style style:name="P9" style:family="paragraph" style:parent-style-name="Standard" style:list-style-name="WWNum4">
      <style:paragraph-properties fo:margin-left="0cm" fo:margin-right="0cm" fo:text-indent="-0.635cm" style:auto-text-indent="false"/>
    </style:style>
    <style:style style:name="P10" style:family="paragraph" style:parent-style-name="Standard" style:list-style-name="WWNum6">
      <style:paragraph-properties fo:margin-left="0cm" fo:margin-right="0cm" fo:text-indent="-0.635cm" style:auto-text-indent="false"/>
    </style:style>
    <style:style style:name="P11" style:family="paragraph" style:parent-style-name="Standard" style:list-style-name="WWNum5">
      <style:paragraph-properties fo:margin-left="0cm" fo:margin-right="0cm" fo:text-indent="-0.635cm" style:auto-text-indent="false"/>
    </style:style>
    <style:style style:name="P12" style:family="paragraph" style:parent-style-name="Heading_20_1" style:master-page-name="Standard">
      <style:paragraph-properties style:page-number="auto"/>
    </style:style>
    <style:style style:name="P13" style:family="paragraph" style:parent-style-name="Header">
      <style:paragraph-properties fo:text-align="start" style:justify-single-word="false"/>
    </style:style>
    <style:style style:name="T1" style:family="text">
      <style:text-properties fo:background-color="#ffff00"/>
    </style:style>
    <style:style style:name="T2" style:family="text">
      <style:text-properties fo:background-color="#00ffff"/>
    </style:style>
    <style:style style:name="T3" style:family="text">
      <style:text-properties fo:background-color="#ff00ff"/>
    </style:style>
    <style:style style:name="T4" style:family="text">
      <style:text-properties fo:font-size="14pt" fo:font-weight="bold" style:font-size-asian="14pt" style:font-weight-asian="bold" style:font-size-complex="14pt"/>
    </style:style>
    <style:style style:name="T5" style:family="text">
      <style:text-properties fo:font-weight="bold" style:font-weight-asian="bold"/>
    </style:style>
    <style:style style:name="T6" style:family="text">
      <style:text-properties fo:color="#ff00ff"/>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color="#00ffff"/>
    </style:style>
    <style:style style:name="T10" style:family="text">
      <style:text-properties fo:color="#00000a"/>
    </style:style>
    <style:style style:name="T11" style:family="text">
      <style:text-properties fo:color="#00000a" fo:font-weight="bold" style:font-weight-asian="bold"/>
    </style:style>
    <style:style style:name="T12" style:family="text">
      <style:text-properties style:text-underline-style="solid" style:text-underline-width="auto" style:text-underline-color="font-color" fo:font-weight="bold" style:font-weight-asian="bold"/>
    </style:style>
    <style:style style:name="T13" style:family="text">
      <style:text-properties fo: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04007603283327133" text:style-name="Outline">
        <text:list-item>
          <text:h text:style-name="P12" text:outline-level="1">Glossario di dominio</text:h>
        </text:list-item>
      </text:list>
      <text:p text:style-name="Standard">Distinguiamo per colore tra termini <text:span text:style-name="T1">architetturali</text:span>, termini relativi alla <text:span text:style-name="T2">infrastruttura di gioco</text:span>, e termini relativi al <text:span text:style-name="T3">gioco</text:span> vero e proprio.</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text:span text:style-name="T4">Termine</text:span></text:p>
          </table:table-cell>
          <table:table-cell table:style-name="Tabella1.A1" office:value-type="string">
            <text:p text:style-name="P1"><text:span text:style-name="T4">Descrizione</text:span></text:p>
          </table:table-cell>
          <table:table-cell table:style-name="Tabella1.A1" office:value-type="string">
            <text:p text:style-name="P1"><text:span text:style-name="T4">Sinonimi</text:span></text:p>
          </table:table-cell>
        </table:table-row>
        <table:table-row table:style-name="Tabella1.1">
          <table:table-cell table:style-name="Tabella1.A1" office:value-type="string">
            <text:p text:style-name="Standard"><text:bookmark text:name="_GoBack"/>Bluff <text:span text:style-name="T6">⧫</text:span></text:p>
          </table:table-cell>
          <table:table-cell table:style-name="Tabella1.A1" office:value-type="string">
            <text:p text:style-name="Standard">Situazione in cui un giocatore <text:span text:style-name="T7">A</text:span> gioca la carta Jolly Pesca Quattro pur avendo in mano delle carte del colore attualmente in gioco. Si noti che il giocatore successivo <text:span text:style-name="T7">B</text:span> può dubitare il bluff, e chiedere ad <text:span text:style-name="T7">A</text:span> di mostrargli le carte: in caso di bluff, <text:s/><text:span text:style-name="T7">A</text:span> deve pescare le 4 carte al posto di <text:span text:style-name="T7">B</text:span>; altrimenti <text:span text:style-name="T7">B</text:span> deve pescare 6 carte.</text:p>
          </table:table-cell>
          <table:table-cell table:style-name="Tabella1.A1" office:value-type="string">
            <text:p text:style-name="P1"/>
          </table:table-cell>
        </table:table-row>
        <table:table-row table:style-name="Tabella1.1">
          <table:table-cell table:style-name="Tabella1.A1" office:value-type="string">
            <text:p text:style-name="Standard">Cambio Giro <text:span text:style-name="T6">⧫</text:span></text:p>
          </table:table-cell>
          <table:table-cell table:style-name="Tabella1.A1" office:value-type="string">
            <text:p text:style-name="Standard">Una delle Carte Azione, il cui effetto è di invertire il senso di gioco da orario ad antiorario o viceversa.</text:p>
          </table:table-cell>
          <table:table-cell table:style-name="Tabella1.A1" office:value-type="string">
            <text:p text:style-name="P1"/>
          </table:table-cell>
        </table:table-row>
        <table:table-row table:style-name="Tabella1.4">
          <table:table-cell table:style-name="Tabella1.A1" table:number-rows-spanned="2" office:value-type="string">
            <text:p text:style-name="Standard">Carta Azione <text:span text:style-name="T6">⧫</text:span></text:p>
          </table:table-cell>
          <table:table-cell table:style-name="Tabella1.A1" office:value-type="string">
            <text:p text:style-name="Standard">Carta che, quando è giocata, esercita una particolare funzione (effetto) sul gioco. <text:s/>Il mazzo ne contiene 24, di cui:</text:p>
            <text:list xml:id="list4269207560998267612" text:style-name="WWNum3">
              <text:list-item>
                <text:p text:style-name="P6">8 carte Pesca Due (due per colore)</text:p>
              </text:list-item>
            </text:list>
            <text:list xml:id="list4645619464666520301" text:style-name="WWNum2">
              <text:list-item>
                <text:p text:style-name="P7">8 carte Cambio Giro (due per colore)</text:p>
              </text:list-item>
              <text:list-item>
                <text:p text:style-name="P7">8 carte Salta Turno (due per colore)</text:p>
              </text:list-item>
            </text:list>
          </table:table-cell>
          <table:table-cell table:style-name="Tabella1.A1" table:number-rows-spanned="2" office:value-type="string">
            <text:p text:style-name="P1"/>
          </table:table-cell>
        </table:table-row>
        <table:table-row table:style-name="Tabella1.5">
          <table:covered-table-cell/>
          <table:table-cell table:style-name="Tabella1.B5" office:value-type="string">
            <text:p text:style-name="Standard"><text:span text:style-name="T5">E’ una generalizzazione di “Carta”, rappresenta le carte con un colore e un effetto.</text:span></text:p>
          </table:table-cell>
          <table:covered-table-cell/>
        </table:table-row>
        <table:table-row table:style-name="Tabella1.6">
          <table:table-cell table:style-name="Tabella1.A1" table:number-rows-spanned="2" office:value-type="string">
            <text:p text:style-name="Standard">Carta Base <text:span text:style-name="T6">⧫</text:span></text:p>
          </table:table-cell>
          <table:table-cell table:style-name="Tabella1.A1" office:value-type="string">
            <text:p text:style-name="Standard">Carta caratterizzata da un colore e un valore (compreso tra 0 e 9). Il mazzo ne contiene 76, di cui:</text:p>
            <text:list xml:id="list528237978445602371" text:style-name="WWNum1">
              <text:list-item>
                <text:p text:style-name="P8">19 carte di colore Rosso (due serie dall'1 al 9 più uno 0)</text:p>
              </text:list-item>
              <text:list-item>
                <text:p text:style-name="P8">19 carte di colore Blu (due serie dall'1 al 9 più uno 0)</text:p>
              </text:list-item>
              <text:list-item>
                <text:p text:style-name="P8">19 carte di colore Giallo (due serie dall'1 al 9 più uno 0)</text:p>
              </text:list-item>
              <text:list-item>
                <text:p text:style-name="P8">19 carte di colore Verde (due serie dall'1 al 9 più uno 0)</text:p>
              </text:list-item>
            </text:list>
            <text:p text:style-name="Standard"/>
            <text:p text:style-name="Standard"/>
          </table:table-cell>
          <table:table-cell table:style-name="Tabella1.A1" table:number-rows-spanned="2" office:value-type="string">
            <text:p text:style-name="P1"/>
          </table:table-cell>
        </table:table-row>
        <table:table-row table:style-name="Tabella1.7">
          <table:covered-table-cell/>
          <table:table-cell table:style-name="Tabella1.B5" office:value-type="string">
            <text:p text:style-name="Standard"><text:span text:style-name="T5">E’ una generalizzazione di “Carta”, rappresenta le carte con un colore e un numero. Non hanno un effetto.</text:span></text:p>
          </table:table-cell>
          <table:covered-table-cell/>
        </table:table-row>
        <table:table-row table:style-name="Tabella1.8">
          <table:table-cell table:style-name="Tabella1.A1" table:number-rows-spanned="2" office:value-type="string">
            <text:p text:style-name="Standard">Carta Jolly <text:span text:style-name="T6">⧫</text:span></text:p>
          </table:table-cell>
          <table:table-cell table:style-name="Tabella1.A1" office:value-type="string">
            <text:p text:style-name="Standard">Carta che può essere usata in diversi modi a scelta del giocatore. Il mazzo ne contiene 8, di cui:</text:p>
            <text:list xml:id="list397684998111616839" text:style-name="WWNum4">
              <text:list-item>
                <text:p text:style-name="P9"><text:soft-page-break/>4 carte Jolly</text:p>
              </text:list-item>
              <text:list-item>
                <text:p text:style-name="P9">4 carte Jolly Pesca Quattro</text:p>
              </text:list-item>
            </text:list>
            <text:p text:style-name="Standard"/>
            <text:p text:style-name="Standard"/>
          </table:table-cell>
          <table:table-cell table:style-name="Tabella1.A1" table:number-rows-spanned="2" office:value-type="string">
            <text:p text:style-name="P1"/>
          </table:table-cell>
        </table:table-row>
        <table:table-row table:style-name="Tabella1.9">
          <table:covered-table-cell/>
          <table:table-cell table:style-name="Tabella1.B5" office:value-type="string">
            <text:p text:style-name="Standard"><text:span text:style-name="T5">E’ una generalizzazione di “Carta”, rappresenta le carte con un effetto. Questo tipo di carta non ha un colore.</text:span></text:p>
          </table:table-cell>
          <table:covered-table-cell/>
        </table:table-row>
        <table:table-row table:style-name="Tabella1.4">
          <table:table-cell table:style-name="Tabella1.A1" table:number-rows-spanned="2" office:value-type="string">
            <text:p text:style-name="Standard">Classifica <text:span text:style-name="T9">⧫</text:span></text:p>
          </table:table-cell>
          <table:table-cell table:style-name="Tabella1.A1" office:value-type="string">
            <text:p text:style-name="Standard">Rapporto del totale di premi (Corone e Monete d’Oro) ottenuti in un periodo di tempo da un giocatore singolo o da una squadra. Per quanto riguarda il periodo di tempo, il sistema deve permettere l’accesso alla classifica globale (calcolata dall’inizio dell’uso del sistema), mensile, settimanale e giornaliera.</text:p>
            <text:p text:style-name="Standard"/>
          </table:table-cell>
          <table:table-cell table:style-name="Tabella1.A1" table:number-rows-spanned="2" office:value-type="string">
            <text:p text:style-name="Standard"/>
          </table:table-cell>
        </table:table-row>
        <table:table-row table:style-name="Tabella1.5">
          <table:covered-table-cell/>
          <table:table-cell table:style-name="Tabella1.B5" office:value-type="string">
            <text:p text:style-name="Standard"><text:span text:style-name="T11">Rappresentata nel modello di dominio da “Classifica”, ha due attributi che indicano il “Tipo” di classifica, ovvero Corone o Monete D’oro e il “punteggio”, ovvero il valore in numero della classifica. E’ osservabile da N giocatori e è collegata a giocatore e a squadra, in quanto ogni giocatore/squadra ha una classifica personale (0 al momento della creazione). </text:span></text:p>
          </table:table-cell>
          <table:covered-table-cell/>
        </table:table-row>
        <table:table-row table:style-name="Tabella1.12">
          <table:table-cell table:style-name="Tabella1.A1" table:number-rows-spanned="2" office:value-type="string">
            <text:p text:style-name="Standard">Corona <text:span text:style-name="T9">⧫</text:span></text:p>
          </table:table-cell>
          <table:table-cell table:style-name="Tabella1.A1" office:value-type="string">
            <text:p text:style-name="Standard">Premio assegnato a un giocatore il cui numero dipende dal numero di avversari sconfitti dal giocatore giocando una partita.</text:p>
            <text:p text:style-name="Standard"/>
          </table:table-cell>
          <table:table-cell table:style-name="Tabella1.A1" table:number-rows-spanned="2" office:value-type="string">
            <text:p text:style-name="Standard"/>
          </table:table-cell>
        </table:table-row>
        <table:table-row table:style-name="Tabella1.12">
          <table:covered-table-cell/>
          <table:table-cell table:style-name="Tabella1.B5" office:value-type="string">
            <text:p text:style-name="Standard"><text:span text:style-name="T5">Nel modello di dominio, la classe “Classifica” mostra il numero di Corone di un giocatore.</text:span></text:p>
          </table:table-cell>
          <table:covered-table-cell/>
        </table:table-row>
        <table:table-row table:style-name="Tabella1.14">
          <table:table-cell table:style-name="Tabella1.A1" table:number-rows-spanned="2" office:value-type="string">
            <text:p text:style-name="Standard">Giocatore <text:span text:style-name="T9">⧫</text:span></text:p>
          </table:table-cell>
          <table:table-cell table:style-name="Tabella1.A1" office:value-type="string">
            <text:p text:style-name="Standard">Utente del sistema UnoPerTutti che si autentica al sistema e lo usa per giocare partite di Uno on-line.</text:p>
          </table:table-cell>
          <table:table-cell table:style-name="Tabella1.A1" office:value-type="string">
            <text:p text:style-name="Standard"/>
          </table:table-cell>
        </table:table-row>
        <table:table-row table:style-name="Tabella1.14">
          <table:covered-table-cell/>
          <table:table-cell table:style-name="Tabella1.B15" office:value-type="string">
            <text:p text:style-name="Standard"><text:span text:style-name="T5">E’ l’unico attore principale dell’applicazione UnoPerTutti. Nel modello di dominio l’utente online è rappresentato dal concetto “Giocatore”, caratterizzato da un </text:span><text:span text:style-name="T8">nome</text:span><text:span text:style-name="T5">, e associato a un Giocatore Registrato. Il concetto di Giocatore Registrato, che rappresenta l’utente offline, racchiude gli aspetti persistenti, ossia il </text:span><text:span text:style-name="T8">nome utente</text:span><text:span text:style-name="T5">, che coincide con il </text:span><text:span text:style-name="T8">nome</text:span><text:span text:style-name="T5"> del Giocatore una volta che egli è online, un </text:span><text:span text:style-name="T8">nome account </text:span><text:span text:style-name="T5">usato per accedere (che corrisponderà all’email fornita), e la </text:span><text:span text:style-name="T8">password</text:span><text:span text:style-name="T5"> corrispondente. <text:line-break/>L’Utente Registrato </text:span><text:span text:style-name="T12">può</text:span><text:span text:style-name="T5"> essere proprietario di una Squadra aperta (alla quale è anche iscritto) e di un numero qualunque di Squadre chiuse. </text:span><text:span text:style-name="T12">Può</text:span><text:span text:style-name="T5"> inoltre essere </text:span><text:span text:style-name="T8">iscritto</text:span><text:span text:style-name="T5"> ad una Squadra. La relazione fra giocatori s squadre è infatti persistente. <text:line-break/>Il Giocatore </text:span><text:span text:style-name="T12">può</text:span><text:span text:style-name="T5"> gestire una o più Stanze e </text:span><text:span text:style-name="T12">può</text:span><text:span text:style-name="T5"> essere </text:span><text:soft-page-break/><text:span text:style-name="T8">partecipare</text:span><text:span text:style-name="T5"> </text:span><text:span text:style-name="T12">al massimo</text:span><text:span text:style-name="T5"> ad una Stanza (gestita da lui o da altri). L’associazione fra giocatori e stanze non è persistente (dura solo fino a che il giocatore è online).</text:span></text:p>
            <text:p text:style-name="Standard"><text:span text:style-name="T5">Il giocatore può essere proprietario di una e una sola partita e può partecipare </text:span><text:span text:style-name="T12">al massimo</text:span><text:span text:style-name="T5"> ad una Partita.</text:span></text:p>
            <text:p text:style-name="Standard"><text:span text:style-name="T5">Il giocatore ha una classifica personale(#Subset3).</text:span></text:p>
          </table:table-cell>
          <table:table-cell table:style-name="Tabella1.B15" office:value-type="string">
            <text:p text:style-name="Standard"><text:span text:style-name="T5">UtenteRegistrato nel Modello delle classi. Vedi descrizione.</text:span></text:p>
          </table:table-cell>
        </table:table-row>
        <table:table-row table:style-name="Tabella1.16">
          <table:table-cell table:style-name="Tabella1.A1" office:value-type="string">
            <text:p text:style-name="Standard">Gioco a Squadre <text:span text:style-name="T9">⧫</text:span></text:p>
          </table:table-cell>
          <table:table-cell table:style-name="Tabella1.A1" office:value-type="string">
            <text:p text:style-name="Standard">Partita in cui ogni partecipante appartiene ad una squadra diversa, e tutti i partecipanti sono d’accordo che valga per il gioco a squadre. In tali partite i premi vinti dai giocatori verranno attribuiti anche alle rispettive squadre.</text:p>
          </table:table-cell>
          <table:table-cell table:style-name="Tabella1.A1" office:value-type="string">
            <text:p text:style-name="Standard"/>
          </table:table-cell>
        </table:table-row>
        <table:table-row table:style-name="Tabella1.1">
          <table:table-cell table:style-name="Tabella1.A1" office:value-type="string">
            <text:p text:style-name="Standard">Giro <text:span text:style-name="T6">⧫</text:span></text:p>
          </table:table-cell>
          <table:table-cell table:style-name="Tabella1.A1" office:value-type="string">
            <text:p text:style-name="Standard">L’ordine in cui il turno passa fra i giocatori. Il primo giocatore viene stabilito con la pesca di una carta (carta più alta vince); successivamente si prosegue in senso orario, ma la carta “Cambia Giro” fa sì che il senso si inverta (da orario ad antiorario e viceversa).</text:p>
          </table:table-cell>
          <table:table-cell table:style-name="Tabella1.A1" office:value-type="string">
            <text:p text:style-name="Standard"/>
          </table:table-cell>
        </table:table-row>
        <table:table-row table:style-name="Tabella1.1">
          <table:table-cell table:style-name="Tabella1.A1" office:value-type="string">
            <text:p text:style-name="Standard">Interruzione <text:span text:style-name="T6">⧫</text:span></text:p>
          </table:table-cell>
          <table:table-cell table:style-name="Tabella1.A1" office:value-type="string">
            <text:p text:style-name="Standard">Situazione in cui un qualunque giocatore, anche non di turno, scarta una carta identica a quella in cima al mazzo scarti. Deve però farlo prima che il giocatore di turno giochi la propria carta. Se più giocatori cercano di interrompere (possibile solo in caso di carta Jolly) vale l’interruzione di quello che ha giocato per primo. Ad interrompere può anche essere il giocatore che ha appena terminato il turno, che in questo caso giocherà due carte di fila. Successivamente all’interruzione, il giro riprende dal giocatore successivo a quello che ha interrotto, nella direzione in cui procedeva prima dell’interruzione. Se l’interruzione avviene su una carta Azione, gli effetti delle due carte si annullano.</text:p>
          </table:table-cell>
          <table:table-cell table:style-name="Tabella1.A1" office:value-type="string">
            <text:p text:style-name="Standard"/>
          </table:table-cell>
        </table:table-row>
        <table:table-row table:style-name="Tabella1.1">
          <table:table-cell table:style-name="Tabella1.A1" office:value-type="string">
            <text:p text:style-name="Standard">Jolly <text:span text:style-name="T6">⧫</text:span></text:p>
          </table:table-cell>
          <table:table-cell table:style-name="Tabella1.A1" office:value-type="string">
            <text:p text:style-name="Standard">Permette al giocatore di scegliere uno tra i quattro colori disponibili (Rosso, Verde, Blu, Giallo) e farlo diventare il nuovo colore di gioco.</text:p>
          </table:table-cell>
          <table:table-cell table:style-name="Tabella1.A1" office:value-type="string">
            <text:p text:style-name="Standard"/>
          </table:table-cell>
        </table:table-row>
        <table:table-row table:style-name="Tabella1.14">
          <table:table-cell table:style-name="Tabella1.A1" office:value-type="string">
            <text:p text:style-name="Standard">Jolly Pesca Quattro <text:span text:style-name="T6">⧫</text:span></text:p>
          </table:table-cell>
          <table:table-cell table:style-name="Tabella1.A1" office:value-type="string">
            <text:p text:style-name="Standard">Ha gli stessi effetti del Jolly ma in più costringe il giocatore successivo a pescare quattro carte senza poter scartare. Può essere giocata solo se non si possiedono carte dell’attuale colore di gioco (ma è possibile tentare un Bluff).</text:p>
          </table:table-cell>
          <table:table-cell table:style-name="Tabella1.A1" office:value-type="string">
            <text:p text:style-name="Standard">Pesca Quattro</text:p>
          </table:table-cell>
        </table:table-row>
        <table:table-row table:style-name="Tabella1.6">
          <table:table-cell table:style-name="Tabella1.A1" table:number-rows-spanned="2" office:value-type="string">
            <text:p text:style-name="Standard">Manche <text:span text:style-name="T6">⧫</text:span></text:p>
          </table:table-cell>
          <table:table-cell table:style-name="Tabella1.A1" office:value-type="string">
            <text:p text:style-name="Standard">Frazione di una partita, in cui si parte con il mazzo di gioco completo e si effettuano turni di gioco fino a che un giocatore non vince la manche restando senza carte in mano. al termine della manche vengono attribuiti dei premi che andranno a contribuire al calcolo dei premi per la partita.</text:p>
            <text:p text:style-name="P2"><text:tab/></text:p>
            <text:p text:style-name="Standard"><text:soft-page-break/></text:p>
            <text:p text:style-name="Standard"/>
          </table:table-cell>
          <table:table-cell table:style-name="Tabella1.A1" table:number-rows-spanned="2" office:value-type="string">
            <text:p text:style-name="Standard"/>
          </table:table-cell>
        </table:table-row>
        <table:table-row table:style-name="Tabella1.7">
          <table:covered-table-cell/>
          <table:table-cell table:style-name="Tabella1.B5" office:value-type="string">
            <text:p text:style-name="Standard"><text:span text:style-name="T5">E’ rappresentata da “Manche”. I suoi attributi indicano il </text:span><text:span text:style-name="T8">Nome</text:span><text:span text:style-name="T5">, il </text:span><text:span text:style-name="T8">Numero</text:span><text:span text:style-name="T5"> di manche che formano la partita in cui sono contenute e il possesso del </text:span><text:span text:style-name="T8">Turno</text:span><text:span text:style-name="T5">.</text:span></text:p>
            <text:p text:style-name="Standard"><text:span text:style-name="T5">Ha una relazione con Mazzo, ovvero con l’insieme delle carte della manche (inizialmente sono tutte le carte). Stabilisce il vincitore della manche e il relativo punteggio grazie a due relazioni, rispettivamente con </text:span><text:span text:style-name="T8">Giocatore</text:span><text:span text:style-name="T5"> e </text:span><text:span text:style-name="T8">Punteggio</text:span><text:span text:style-name="T5">.</text:span></text:p>
            <text:p text:style-name="Standard"><text:span text:style-name="T5">Una Manche è contenuta da una </text:span><text:span text:style-name="T8">Partita</text:span><text:span text:style-name="T5">,</text:span> <text:span text:style-name="T5">specificato dalla relazione “Contiene”.</text:span></text:p>
          </table:table-cell>
          <table:covered-table-cell/>
        </table:table-row>
        <table:table-row table:style-name="Tabella1.1">
          <table:table-cell table:style-name="Tabella1.A1" office:value-type="string">
            <text:p text:style-name="Standard">Mano <text:span text:style-name="T6">⧫</text:span></text:p>
          </table:table-cell>
          <table:table-cell table:style-name="Tabella1.A1" office:value-type="string">
            <text:p text:style-name="Standard">Insieme di carte in mano a un giocatore in un dato momento del gioco.</text:p>
          </table:table-cell>
          <table:table-cell table:style-name="Tabella1.A1" office:value-type="string">
            <text:p text:style-name="Standard"/>
          </table:table-cell>
        </table:table-row>
        <table:table-row table:style-name="Tabella1.1">
          <table:table-cell table:style-name="Tabella1.A1" office:value-type="string">
            <text:p text:style-name="Standard">Mazzo di gioco <text:span text:style-name="T6">⧫</text:span></text:p>
          </table:table-cell>
          <table:table-cell table:style-name="Tabella1.A1" office:value-type="string">
            <text:p text:style-name="Standard">Mazzo composto da 108 carte, di cui:</text:p>
            <text:list xml:id="list8687118150354757851" text:style-name="WWNum6">
              <text:list-item>
                <text:p text:style-name="P10">76 Carte “Base”</text:p>
              </text:list-item>
              <text:list-item>
                <text:p text:style-name="P10">24 Carte “Azione”</text:p>
              </text:list-item>
              <text:list-item>
                <text:p text:style-name="P10">8 Carte “Jolly”</text:p>
              </text:list-item>
            </text:list>
          </table:table-cell>
          <table:table-cell table:style-name="Tabella1.A1" office:value-type="string">
            <text:p text:style-name="Standard">Mazzo, Mazzo di carte</text:p>
          </table:table-cell>
        </table:table-row>
        <table:table-row table:style-name="Tabella1.8">
          <table:table-cell table:style-name="Tabella1.A1" table:number-rows-spanned="2" office:value-type="string">
            <text:p text:style-name="Standard">Mazzo pesca <text:span text:style-name="T6">⧫</text:span></text:p>
          </table:table-cell>
          <table:table-cell table:style-name="Tabella1.A1" office:value-type="string">
            <text:p text:style-name="Standard">Porzione del mazzo di gioco rimanente dopo aver distribuito le carte ai giocatori (7 a testa) e dopo che essi hanno eventualmente effettuato pescate da esso durante la manche corrente.</text:p>
          </table:table-cell>
          <table:table-cell table:style-name="Tabella1.A1" table:number-rows-spanned="2" office:value-type="string">
            <text:p text:style-name="Standard"/>
          </table:table-cell>
        </table:table-row>
        <table:table-row table:style-name="Tabella1.9">
          <table:covered-table-cell/>
          <table:table-cell table:style-name="Tabella1.B5" office:value-type="string">
            <text:p text:style-name="Standard"><text:span text:style-name="T5">Rappresentato come “Mazzo”, è l’insieme di tutte le carte da gioco che sono pescabili da inizio partita. E’ provvisto di un attributo CartaInCima, che rappresenta la carta scoperta sulla quale il giocatore possessore del turno andrà a giocare.</text:span></text:p>
          </table:table-cell>
          <table:covered-table-cell/>
        </table:table-row>
        <table:table-row table:style-name="Tabella1.1">
          <table:table-cell table:style-name="Tabella1.A1" office:value-type="string">
            <text:p text:style-name="Standard">Mazzo scarti <text:span text:style-name="T6">⧫</text:span></text:p>
          </table:table-cell>
          <table:table-cell table:style-name="Tabella1.A1" office:value-type="string">
            <text:p text:style-name="Standard">Porzione del mazzo di gioco composta dalla carta scartata per dare inizio alla manche e dalle altre carte che i giocatori hanno eventualmente scartato durante la manche corrente.</text:p>
          </table:table-cell>
          <table:table-cell table:style-name="Tabella1.A1" office:value-type="string">
            <text:p text:style-name="Standard"/>
          </table:table-cell>
        </table:table-row>
        <table:table-row table:style-name="Tabella1.28">
          <table:table-cell table:style-name="Tabella1.A1" table:number-rows-spanned="2" office:value-type="string">
            <text:p text:style-name="Standard">Modalità di gioco <text:span text:style-name="T6">⧫</text:span></text:p>
          </table:table-cell>
          <table:table-cell table:style-name="Tabella1.A1" office:value-type="string">
            <text:p text:style-name="Standard">Variante specifica del modo in cui si svolge la partita, che influenza in particolare come vengono determinati il vincitore e i premi. Le modalità previste sono:</text:p>
            <text:list xml:id="list1382176320204311178" text:style-name="WWNum5">
              <text:list-item>
                <text:p text:style-name="P11">Partita Amichevole</text:p>
              </text:list-item>
              <text:list-item>
                <text:p text:style-name="P11">Sfida lampo</text:p>
              </text:list-item>
              <text:list-item>
                <text:p text:style-name="P11">Partita a numero di manche</text:p>
              </text:list-item>
              <text:list-item>
                <text:p text:style-name="P11">Partita a punteggio</text:p>
              </text:list-item>
              <text:list-item>
                <text:p text:style-name="P11"><text:soft-page-break/>Partita ad eliminazione</text:p>
              </text:list-item>
            </text:list>
          </table:table-cell>
          <table:table-cell table:style-name="Tabella1.A1" table:number-rows-spanned="2" office:value-type="string">
            <text:p text:style-name="Standard">Modalità</text:p>
          </table:table-cell>
        </table:table-row>
        <table:table-row table:style-name="Tabella1.29">
          <table:covered-table-cell/>
          <table:table-cell table:style-name="Tabella1.B5" office:value-type="string">
            <text:p text:style-name="Standard"><text:span text:style-name="T5">Una partita ha come attributo “</text:span><text:span text:style-name="T8">Modalità”, </text:span><text:span text:style-name="T5">deciso dal proprietario, che indica la modalità in cui verrà giocata la partita.</text:span></text:p>
          </table:table-cell>
          <table:covered-table-cell/>
        </table:table-row>
        <table:table-row table:style-name="Tabella1.30">
          <table:table-cell table:style-name="Tabella1.A1" table:number-rows-spanned="2" office:value-type="string">
            <text:p text:style-name="Standard">Moneta d’Oro <text:span text:style-name="T9">⧫</text:span></text:p>
          </table:table-cell>
          <table:table-cell table:style-name="Tabella1.A1" office:value-type="string">
            <text:p text:style-name="Standard">Premio assegnato a un giocatore la qui quantità dipende dal punteggio che il giocatore ottiene giocando una partita.</text:p>
          </table:table-cell>
          <table:table-cell table:style-name="Tabella1.A1" table:number-rows-spanned="2" office:value-type="string">
            <text:p text:style-name="Standard"/>
          </table:table-cell>
        </table:table-row>
        <table:table-row table:style-name="Tabella1.30">
          <table:covered-table-cell/>
          <table:table-cell table:style-name="Tabella1.B5" office:value-type="string">
            <text:p text:style-name="Standard"><text:span text:style-name="T5">Nel modello di dominio, la classe “Classifica” mostra il numero di Monete di un giocatore.</text:span></text:p>
          </table:table-cell>
          <table:covered-table-cell/>
        </table:table-row>
        <table:table-row table:style-name="Tabella1.8">
          <table:table-cell table:style-name="Tabella1.A1" table:number-rows-spanned="2" office:value-type="string">
            <text:p text:style-name="Standard">Partita <text:span text:style-name="T9">⧫</text:span></text:p>
          </table:table-cell>
          <table:table-cell table:style-name="Tabella1.A1" office:value-type="string">
            <text:p text:style-name="Standard">Seduta di gioco tra un gruppo di giocatori presenti in una stanza (minimo 2, massimo 10) che porta alla proclamazione di un vincitore e alla distribuzione di premi con conseguente aggiornamento delle classifiche.</text:p>
            <text:p text:style-name="Standard"/>
          </table:table-cell>
          <table:table-cell table:style-name="Tabella1.A1" table:number-rows-spanned="2" office:value-type="string">
            <text:p text:style-name="Standard"/>
          </table:table-cell>
        </table:table-row>
        <table:table-row table:style-name="Tabella1.9">
          <table:covered-table-cell/>
          <table:table-cell table:style-name="Tabella1.B5" office:value-type="string">
            <text:p text:style-name="Standard"><text:span text:style-name="T5">Una partita è caratterizzata da un </text:span><text:span text:style-name="T8">nome, numero di giocatori massimo, modalità, </text:span><text:span text:style-name="T5">è può essere </text:span><text:span text:style-name="T8">aperta </text:span><text:span text:style-name="T5">finché il numero dei giocatori massimo non è raggiunto. Può contenere da 1 a N manche. E’ gestita da uno e un solo giocatore (che è il proprietario), è contenuta in una e una sola stanza e può contenere da 1 a </text:span><text:span text:style-name="T8">NumGiocatori </text:span><text:span text:style-name="T5">giocatori.</text:span></text:p>
          </table:table-cell>
          <table:covered-table-cell/>
        </table:table-row>
        <table:table-row table:style-name="Tabella1.4">
          <table:table-cell table:style-name="Tabella1.A1" table:number-rows-spanned="2" office:value-type="string">
            <text:p text:style-name="Standard">Partita a numero di manche<text:span text:style-name="T6"> ⧫</text:span></text:p>
          </table:table-cell>
          <table:table-cell table:style-name="Tabella1.A1" office:value-type="string">
            <text:p text:style-name="Standard">Modalità di gioco che prevede un numero di manche prefissato. Il vincitore di manche guadagna un numero di Monete d’Oro pari al punteggio ottenuto in quella manche. Il vincitore finale guadagna una Corona per ogni avversario sconfitto e 500 Monete d’Oro.</text:p>
            <text:p text:style-name="Standard"/>
          </table:table-cell>
          <table:table-cell table:style-name="Tabella1.A1" table:number-rows-spanned="2" office:value-type="string">
            <text:p text:style-name="Standard"/>
          </table:table-cell>
        </table:table-row>
        <table:table-row table:style-name="Tabella1.5">
          <table:covered-table-cell/>
          <table:table-cell table:style-name="Tabella1.B5" office:value-type="string">
            <text:p text:style-name="Standard"><text:span text:style-name="T5">Corrisponde a un tipo di </text:span><text:span text:style-name="T8">“modalità”</text:span><text:span text:style-name="T5"> della relazione </text:span><text:span text:style-name="T8">“Partita”. </text:span></text:p>
          </table:table-cell>
          <table:covered-table-cell/>
        </table:table-row>
        <table:table-row table:style-name="Tabella1.8">
          <table:table-cell table:style-name="Tabella1.A1" table:number-rows-spanned="2" office:value-type="string">
            <text:p text:style-name="Standard">Partita a punteggio<text:span text:style-name="T6"> ⧫</text:span></text:p>
          </table:table-cell>
          <table:table-cell table:style-name="Tabella1.A1" office:value-type="string">
            <text:p text:style-name="Standard">Modalità di gioco che prevede che il primo giocatore che arriva a 500 punti sia il vincitore. Il vincitore di manche guadagna un numero di Monete d’Oro pari al punteggio ottenuto in quella manche. Il vincitore finale guadagna una Corona per ogni avversario sconfitto e 500 Monete d’Oro.</text:p>
            <text:p text:style-name="Standard"/>
          </table:table-cell>
          <table:table-cell table:style-name="Tabella1.A1" table:number-rows-spanned="2" office:value-type="string">
            <text:p text:style-name="Standard"/>
          </table:table-cell>
        </table:table-row>
        <table:table-row table:style-name="Tabella1.9">
          <table:covered-table-cell/>
          <table:table-cell table:style-name="Tabella1.B5" office:value-type="string">
            <text:p text:style-name="Standard"><text:span text:style-name="T5">Corrisponde a un tipo di </text:span><text:span text:style-name="T8">“modalità”</text:span><text:span text:style-name="T5"> della relazione </text:span><text:span text:style-name="T8">“Partita”.</text:span></text:p>
          </table:table-cell>
          <table:covered-table-cell/>
        </table:table-row>
        <table:table-row table:style-name="Tabella1.8">
          <table:table-cell table:style-name="Tabella1.A1" table:number-rows-spanned="2" office:value-type="string">
            <text:p text:style-name="Standard">Partita ad eliminazione<text:span text:style-name="T6"> ⧫</text:span></text:p>
          </table:table-cell>
          <table:table-cell table:style-name="Tabella1.A1" office:value-type="string">
            <text:p text:style-name="Standard">Modalità di gioco che prevede che i giocatori vengono eliminati mano a mano che superano 250 punti di penalità. <text:s/>Il vincitore di manche guadagna un numero di Monete d’Oro pari al punteggio ottenuto in quella manche. Il vincitore finale guadagna una Corona per ogni avversario sconfitto e 500 Monete d’Oro.</text:p>
            <text:p text:style-name="Standard"/>
          </table:table-cell>
          <table:table-cell table:style-name="Tabella1.A1" table:number-rows-spanned="2" office:value-type="string">
            <text:p text:style-name="Standard"/>
          </table:table-cell>
        </table:table-row>
        <table:table-row table:style-name="Tabella1.9">
          <table:covered-table-cell/>
          <table:table-cell table:style-name="Tabella1.B5" office:value-type="string">
            <text:p text:style-name="Standard"><text:span text:style-name="T5">Corrisponde a un tipo di “modalità” della relazione “Partita”.</text:span></text:p>
          </table:table-cell>
          <table:covered-table-cell/>
        </table:table-row>
        <table:table-row table:style-name="Tabella1.40">
          <table:table-cell table:style-name="Tabella1.A1" table:number-rows-spanned="2" office:value-type="string">
            <text:p text:style-name="Standard">Partita amichevole<text:span text:style-name="T6"> ⧫</text:span></text:p>
          </table:table-cell>
          <table:table-cell table:style-name="Tabella1.A1" office:value-type="string">
            <text:p text:style-name="Standard">Modalità di gioco che non assegna Monete d’Oro né Corone. Può essere sia a numero di manche prefissato che a punteggio. </text:p>
            <text:p text:style-name="Standard"/>
            <text:p text:style-name="Standard"/>
          </table:table-cell>
          <table:table-cell table:style-name="Tabella1.A1" table:number-rows-spanned="2" office:value-type="string">
            <text:p text:style-name="Standard"/>
          </table:table-cell>
        </table:table-row>
        <table:table-row table:style-name="Tabella1.40">
          <table:covered-table-cell/>
          <table:table-cell table:style-name="Tabella1.B5" office:value-type="string">
            <text:p text:style-name="Standard"><text:span text:style-name="T5">Corrisponde a un tipo di </text:span><text:span text:style-name="T8">“modalità”</text:span><text:span text:style-name="T5"> della relazione </text:span><text:span text:style-name="T8">“Partita”.</text:span></text:p>
          </table:table-cell>
          <table:covered-table-cell/>
        </table:table-row>
        <table:table-row table:style-name="Tabella1.4">
          <table:table-cell table:style-name="Tabella1.A1" table:number-rows-spanned="2" office:value-type="string">
            <text:p text:style-name="Standard">Partita aperta <text:span text:style-name="T9">⧫</text:span></text:p>
          </table:table-cell>
          <table:table-cell table:style-name="Tabella1.A1" office:value-type="string">
            <text:p text:style-name="Standard">Partita creata da qualche giocatore <text:span text:style-name="T7">A</text:span>, non ancora avviata, e in cui il numero massimo di giocatori non è stato raggiunto. Un altro giocatore <text:span text:style-name="T7">B</text:span> può quindi chiedere di unirsi a una partita aperta, e il creatore può decidere se accettare o rifiutare la sua partecipazione.</text:p>
            <text:p text:style-name="Standard"/>
          </table:table-cell>
          <table:table-cell table:style-name="Tabella1.A1" table:number-rows-spanned="2" office:value-type="string">
            <text:p text:style-name="Standard"/>
          </table:table-cell>
        </table:table-row>
        <table:table-row table:style-name="Tabella1.5">
          <table:covered-table-cell/>
          <table:table-cell table:style-name="Tabella1.B5" office:value-type="string">
            <text:p text:style-name="P3"><text:span text:style-name="T5">L’attributo “Aperta” in Partita indica che la partita è aperta (o, nel caso in cui il valore fosse false la partita è chiusa). Un giocatore può quindi unirsi solo se tale attributo è true.</text:span></text:p>
          </table:table-cell>
          <table:covered-table-cell/>
        </table:table-row>
        <table:table-row table:style-name="Tabella1.1">
          <table:table-cell table:style-name="Tabella1.A1" office:value-type="string">
            <text:p text:style-name="Standard">Penalità <text:span text:style-name="T6">⧫</text:span></text:p>
          </table:table-cell>
          <table:table-cell table:style-name="Tabella1.A1" office:value-type="string">
            <text:p text:style-name="Standard">Quantità utilizzata nelle Partite ad Eliminazione. Al termine di ciascuna manche, a ciascun giocatore viene attribuita una penalità pari alle carte che gli sono rimaste in mano. Le carte Base valgono quanto il numero che c’è scritto sopra. Le carte Azione valgono 20 penalità. Le carte Jolly valgono 50 penalità. </text:p>
          </table:table-cell>
          <table:table-cell table:style-name="Tabella1.A1" office:value-type="string">
            <text:p text:style-name="Standard"/>
          </table:table-cell>
        </table:table-row>
        <table:table-row table:style-name="Tabella1.1">
          <table:table-cell table:style-name="Tabella1.A1" office:value-type="string">
            <text:p text:style-name="Standard">Pesca Due <text:span text:style-name="T6">⧫</text:span></text:p>
          </table:table-cell>
          <table:table-cell table:style-name="Tabella1.A1" office:value-type="string">
            <text:p text:style-name="Standard">Una delle Carte Azione, il cui effetto è di far pescare due carte senza poterne scartare al giocatore successivo nell’ordine di gioco.</text:p>
          </table:table-cell>
          <table:table-cell table:style-name="Tabella1.A1" office:value-type="string">
            <text:p text:style-name="Standard"/>
          </table:table-cell>
        </table:table-row>
        <text:soft-page-break/>
        <table:table-row table:style-name="Tabella1.46">
          <table:table-cell table:style-name="Tabella1.A1" office:value-type="string">
            <text:p text:style-name="Standard">Premio <text:span text:style-name="T9">⧫</text:span></text:p>
          </table:table-cell>
          <table:table-cell table:style-name="Tabella1.A1" office:value-type="string">
            <text:p text:style-name="Standard">Monete d’Oro e Corone conquistate da un giocatore vincendo manche e partite.</text:p>
            <text:p text:style-name="Standard"/>
            <text:p text:style-name="Standard"/>
            <text:p text:style-name="Standard"/>
            <text:p text:style-name="P4"><text:tab/></text:p>
          </table:table-cell>
          <table:table-cell table:style-name="Tabella1.A1" office:value-type="string">
            <text:p text:style-name="Standard"/>
          </table:table-cell>
        </table:table-row>
        <table:table-row table:style-name="Tabella1.47">
          <table:table-cell table:style-name="Tabella1.A1" table:number-rows-spanned="2" office:value-type="string">
            <text:p text:style-name="Standard">Punteggio <text:span text:style-name="T6">⧫</text:span></text:p>
          </table:table-cell>
          <table:table-cell table:style-name="Tabella1.A1" office:value-type="string">
            <text:p text:style-name="Standard">Quantità utilizzata nelle Partite esclusa la Partita ad eliminazione. <text:span text:style-name="T2">Al termine di ciascuna manche, al vincitore di manche viene attribuito un punteggio pari alla somma delle carte rimaste in mano agli altri giocatori.</text:span> Le carte Base valgono quanto il numero che c’è scritto sopra. Le carte Azione valgono 20 penalità. Le carte Jolly valgono 50 penalità. </text:p>
            <text:p text:style-name="Standard"/>
            <text:p text:style-name="Standard"/>
            <text:p text:style-name="Standard"/>
          </table:table-cell>
          <table:table-cell table:style-name="Tabella1.A1" table:number-rows-spanned="2" office:value-type="string">
            <text:p text:style-name="Standard"/>
          </table:table-cell>
        </table:table-row>
        <table:table-row table:style-name="Tabella1.48">
          <table:covered-table-cell/>
          <table:table-cell table:style-name="Tabella1.B5" office:value-type="string">
            <text:p text:style-name="Standard"><text:span text:style-name="T5">Nel modello di dominio è rappresentato da “Punteggio”. Questa classe viene aggiornata ad ogni fine manche. L’attributo “Valore” non è altro che un intero che indica il punteggio.</text:span></text:p>
          </table:table-cell>
          <table:covered-table-cell/>
        </table:table-row>
        <table:table-row table:style-name="Tabella1.49">
          <table:table-cell table:style-name="Tabella1.A1" table:number-rows-spanned="2" office:value-type="string">
            <text:p text:style-name="Standard">Risultato <text:span text:style-name="T6">⧫</text:span></text:p>
          </table:table-cell>
          <table:table-cell table:style-name="Tabella1.A1" office:value-type="string">
            <text:p text:style-name="Standard"><text:span text:style-name="T10">Ogni Partita ha un risultato, che corrisponde al risultato finale di tutte le manche, indicando quindi anche il giocatore vincitore della manche.</text:span></text:p>
            <text:p text:style-name="P5"/>
          </table:table-cell>
          <table:table-cell table:style-name="Tabella1.A1" table:number-rows-spanned="2" office:value-type="string">
            <text:p text:style-name="Standard"/>
          </table:table-cell>
        </table:table-row>
        <table:table-row table:style-name="Tabella1.49">
          <table:covered-table-cell/>
          <table:table-cell table:style-name="Tabella1.B5" office:value-type="string">
            <text:p text:style-name="Standard"><text:span text:style-name="T5">Rappresentata nel modello di dominio dal concetto “Risultato”, con attributo “NomePartita” per associare il risultato ad una determinata partita.</text:span></text:p>
            <text:p text:style-name="Standard"><text:span text:style-name="T5">Collegato con “Partita” tramite l’associazione “Appartiene” per indicare che un risultato è di una sola partita, mentre una partita può avere più di un risultato.</text:span></text:p>
            <text:p text:style-name="Standard"><text:span text:style-name="T5">Altra associazione fondamentale è quella con “Giocatore”, per specificare a quale giocatore appartiene il risultato, descrivendo così nella sua interezza tutto quello che ci serve (Risultato del Giocatore di quella partita).</text:span></text:p>
          </table:table-cell>
          <table:covered-table-cell/>
        </table:table-row>
        <table:table-row table:style-name="Tabella1.1">
          <table:table-cell table:style-name="Tabella1.A1" office:value-type="string">
            <text:p text:style-name="Standard">Salta Turno <text:span text:style-name="T6">⧫</text:span></text:p>
          </table:table-cell>
          <table:table-cell table:style-name="Tabella1.A1" office:value-type="string">
            <text:p text:style-name="Standard">Una delle Carte Azione, il cui effetto è di far saltare il turno al giocatore successivo nell’ordine di gioco. </text:p>
          </table:table-cell>
          <table:table-cell table:style-name="Tabella1.A1" office:value-type="string">
            <text:p text:style-name="Standard"/>
          </table:table-cell>
        </table:table-row>
        <table:table-row table:style-name="Tabella1.1">
          <table:table-cell table:style-name="Tabella1.A1" office:value-type="string">
            <text:p text:style-name="Standard">Sfida lampo <text:span text:style-name="T6">⧫</text:span></text:p>
          </table:table-cell>
          <table:table-cell table:style-name="Tabella1.A1" office:value-type="string">
            <text:p text:style-name="Standard">Modalità di gioco che prevede una sola manche. Il vincitore guadagna un numero di Monete d’Oro pari a 500 più il punteggio <text:soft-page-break/>ottenuto nella manche, e una Corona per ogni avversario sconfitto.</text:p>
          </table:table-cell>
          <table:table-cell table:style-name="Tabella1.A1" office:value-type="string">
            <text:p text:style-name="Standard"/>
          </table:table-cell>
        </table:table-row>
        <table:table-row table:style-name="Tabella1.53">
          <table:table-cell table:style-name="Tabella1.A1" table:number-rows-spanned="2" office:value-type="string">
            <text:p text:style-name="Standard">Squadra <text:span text:style-name="T9">⧫</text:span></text:p>
          </table:table-cell>
          <table:table-cell table:style-name="Tabella1.A1" office:value-type="string">
            <text:p text:style-name="Standard">Gruppo di giocatori caratterizzato (almeno) da un nome. Il giocatore che ha creato la squadra ne è il proprietario, mentre gli altri sono normali membri che si sono iscritti alla squadra. Un giocatore può iscriversi e disiscriversi da una squadra, ma può essere in una sola squadra alla volta.</text:p>
            <text:p text:style-name="Standard">Una squadra può ottenere premi nelle partite a Gioco a Squadra.</text:p>
          </table:table-cell>
          <table:table-cell table:style-name="Tabella1.A1" office:value-type="string">
            <text:p text:style-name="Standard"/>
          </table:table-cell>
        </table:table-row>
        <table:table-row table:style-name="Tabella1.53">
          <table:covered-table-cell/>
          <table:table-cell table:style-name="Tabella1.B5" office:value-type="string">
            <text:p text:style-name="Standard"><text:span text:style-name="T5">Nel modello di dominio è rappresentata dal concetto “Squadra”, caratterizzato da un </text:span><text:span text:style-name="T8">nome</text:span><text:span text:style-name="T5">. Una Squadra può essere </text:span><text:span text:style-name="T8">aperta</text:span><text:span text:style-name="T5"> alle iscrizioni o meno. Una Squadra ha </text:span><text:span text:style-name="T12">sempre</text:span><text:span text:style-name="T5"> un </text:span><text:span text:style-name="T8">proprietario</text:span><text:span text:style-name="T5">, e può avere un numero arbitrario di </text:span><text:span text:style-name="T8">iscritti</text:span><text:span text:style-name="T5"> (0 se non è </text:span><text:span text:style-name="T8">aperta</text:span><text:span text:style-name="T5">, se no almeno il proprietario è sempre iscritto). </text:span></text:p>
          </table:table-cell>
          <table:table-cell table:style-name="Tabella1.A1" office:value-type="string">
            <text:p text:style-name="Standard"/>
          </table:table-cell>
        </table:table-row>
        <table:table-row table:style-name="Tabella1.55">
          <table:table-cell table:style-name="Tabella1.A1" table:number-rows-spanned="2" office:value-type="string">
            <text:p text:style-name="Standard">Stanza <text:span text:style-name="T9">⧫</text:span></text:p>
          </table:table-cell>
          <table:table-cell table:style-name="Tabella1.A1" office:value-type="string">
            <text:p text:style-name="Standard">Luogo virtuale creato da un giocatore, il quale comunica (tramite strumenti esterni al sistema) ai propri amici i dati necessari per entrare nella stanza. Un giocatore può creare più stanze, ma può “trovarsi” soltanto in una, sia essa creata da lui o da qualcun altro. I giocatori presenti nella stanza possono crearvi delle partite e unirsi a partite in corso nella stanza stessa.</text:p>
          </table:table-cell>
          <table:table-cell table:style-name="Tabella1.A1" office:value-type="string">
            <text:p text:style-name="Standard">Stanza di gioco</text:p>
          </table:table-cell>
        </table:table-row>
        <table:table-row table:style-name="Tabella1.55">
          <table:covered-table-cell/>
          <table:table-cell table:style-name="Tabella1.B5" office:value-type="string">
            <text:p text:style-name="Standard"><text:span text:style-name="T5">Rappresentata nel modello di dominio dal concetto “Stanza”, caratterizzata da un </text:span><text:span text:style-name="T8">nome</text:span><text:span text:style-name="T5">, da un </text:span><text:span text:style-name="T8">indirizzo</text:span><text:span text:style-name="T5"> (IP) e da una </text:span><text:span text:style-name="T8">porta</text:span><text:span text:style-name="T5"> di accesso. Una Stanza ha </text:span><text:span text:style-name="T12">sempre</text:span><text:span text:style-name="T5"> un </text:span><text:span text:style-name="T8">proprietario </text:span><text:span text:style-name="T5">(colui che l’ha creata) e può avere un numero arbitrario di </text:span><text:span text:style-name="T8">partecipanti</text:span><text:span text:style-name="T5">.</text:span></text:p>
            <text:p text:style-name="Standard"><text:span text:style-name="T5">Una stanza può contenere da 0 a N Partite.</text:span></text:p>
          </table:table-cell>
          <table:table-cell table:style-name="Tabella1.A1" office:value-type="string">
            <text:p text:style-name="Standard"/>
          </table:table-cell>
        </table:table-row>
        <table:table-row table:style-name="Tabella1.1">
          <table:table-cell table:style-name="Tabella1.A1" office:value-type="string">
            <text:p text:style-name="Standard">Statistica <text:span text:style-name="T9">⧫</text:span></text:p>
          </table:table-cell>
          <table:table-cell table:style-name="Tabella1.A1" office:value-type="string">
            <text:p text:style-name="Standard">Misure relative a dati storici sulle partite giocate da un giocatore.</text:p>
          </table:table-cell>
          <table:table-cell table:style-name="Tabella1.A1" office:value-type="string">
            <text:p text:style-name="Standard">Storico del gioco</text:p>
          </table:table-cell>
        </table:table-row>
        <table:table-row table:style-name="Tabella1.1">
          <table:table-cell table:style-name="Tabella1.A1" office:value-type="string">
            <text:p text:style-name="Standard">Tavolo <text:span text:style-name="T6">⧫</text:span> </text:p>
          </table:table-cell>
          <table:table-cell table:style-name="Tabella1.A1" office:value-type="string">
            <text:p text:style-name="Standard">Insieme di giocatori che partecipano a una partita.</text:p>
          </table:table-cell>
          <table:table-cell table:style-name="Tabella1.A1" office:value-type="string">
            <text:p text:style-name="Standard"/>
          </table:table-cell>
        </table:table-row>
        <table:table-row table:style-name="Tabella1.1">
          <table:table-cell table:style-name="Tabella1.A1" office:value-type="string">
            <text:p text:style-name="Standard">Timeout <text:span text:style-name="T6">⧫</text:span></text:p>
          </table:table-cell>
          <table:table-cell table:style-name="Tabella1.A1" office:value-type="string">
            <text:p text:style-name="Standard">Situazione in cui un giocatore non termina il suo turno in un tempo prestabilito, per cui deve pescare due carte prima che il turno passi automaticamente al giocatore successivo. Se durante una manche un giocatore è andato in timeout più di tre volte, esce dalla partita.</text:p>
          </table:table-cell>
          <table:table-cell table:style-name="Tabella1.A1" office:value-type="string">
            <text:p text:style-name="Standard"/>
          </table:table-cell>
        </table:table-row>
        <table:table-row table:style-name="Tabella1.1">
          <table:table-cell table:style-name="Tabella1.A1" office:value-type="string">
            <text:p text:style-name="Standard">Uno (gioco) <text:span text:style-name="T6">⧫</text:span></text:p>
          </table:table-cell>
          <table:table-cell table:style-name="Tabella1.A1" office:value-type="string">
            <text:p text:style-name="Standard">Gioco di carte che si può giocare sia con un mazzo apposito sia con un normale mazzo di carte francesi o napoletane; in quest’ultimo caso è noto con il nome di “Dernier”. </text:p>
            <text:p text:style-name="Standard">Il sistema UnoPerTutti si propone di implementare una versione on-line di questo gioco.</text:p>
          </table:table-cell>
          <table:table-cell table:style-name="Tabella1.A1" office:value-type="string">
            <text:p text:style-name="Standard">Dernier</text:p>
          </table:table-cell>
        </table:table-row>
        <table:table-row table:style-name="Tabella1.1">
          <table:table-cell table:style-name="Tabella1.A1" office:value-type="string">
            <text:p text:style-name="Standard">Uno! <text:span text:style-name="T6">⧫</text:span></text:p>
          </table:table-cell>
          <table:table-cell table:style-name="Tabella1.A1" office:value-type="string">
            <text:p text:style-name="Standard">Situazione in cui un giocatore, scartando, resta con una sola carta in mano, e deve esclamare "UNO!". Questo deve avvenire prima di aver effettivamente scartato. Se il giocatore se ne <text:soft-page-break/>dimentica, e uno degli altri giocatori se ne accorge prima che il giocatore successivo abbia scartato o pescato, questi dovrà pescare due carte dal mazzo come penalità.</text:p>
          </table:table-cell>
          <table:table-cell table:style-name="Tabella1.A1" office:value-type="string">
            <text:p text:style-name="Standard"/>
          </table:table-cell>
        </table:table-row>
        <table:table-row table:style-name="Tabella1.1">
          <table:table-cell table:style-name="Tabella1.A1" office:value-type="string">
            <text:p text:style-name="Standard">Uscita dalla partita <text:span text:style-name="T6">⧫</text:span></text:p>
          </table:table-cell>
          <table:table-cell table:style-name="Tabella1.A1" office:value-type="string">
            <text:p text:style-name="Standard">Situazione in cui un giocatore esce dal gioco a partita in corso (a causa di troppi Timeout o volontariamente). In quel caso non ottiene nessun premio (nemmeno quelli relativi alle manche che ha giocato) e ai fini dell’attribuzione dei premi è come se non avesse mai partecipato</text:p>
          </table:table-cell>
          <table:table-cell table:style-name="Tabella1.A1" office:value-type="string">
            <text:p text:style-name="Standard"/>
          </table:table-cell>
        </table:table-row>
      </table:table>
      <text:p text:style-name="Standard"/>
      <text:list xml:id="list35327230" text:continue-list="list4504007603283327133" text:style-name="Outline">
        <text:list-item>
          <text:h text:style-name="Heading_20_1" text:outline-level="1"><text:bookmark text:name="h.3vpa6huic22t"/>Glossario Tecnico</text:h>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Standard">Game Client<text:span text:style-name="T13"> ⧫</text:span></text:p>
          </table:table-cell>
          <table:table-cell table:style-name="Tabella2.A1" office:value-type="string">
            <text:p text:style-name="Standard">Componente del sistema UnoPerTutti che consiste in una applicazione Desktop con UI (Interfaccia Utente) che permette al Giocatore di colloquiare da una parte con il Game Server (in modo P2P) per giocare, e dall’altra con il Web Server per autenticarsi e accedere alle classifiche.</text:p>
          </table:table-cell>
          <table:table-cell table:style-name="Tabella2.A1" office:value-type="string">
            <text:p text:style-name="Standard"/>
          </table:table-cell>
        </table:table-row>
        <table:table-row table:style-name="Tabella2.1">
          <table:table-cell table:style-name="Tabella2.A1" office:value-type="string">
            <text:p text:style-name="Standard">Game Server<text:span text:style-name="T13"> ⧫</text:span></text:p>
          </table:table-cell>
          <table:table-cell table:style-name="Tabella2.A1" office:value-type="string">
            <text:p text:style-name="Standard">Componente del sistema UnoPerTutti che consiste in una applicazione Desktop che gestisce una Stanza di gioco. Per far questo, colloquia con i Game Client (in modo P2P) per gestire le partite, e con il Web Server per aggiornare le classifiche. Si noti che la logica di gioco e di premiazione è implementata in questo componente.</text:p>
          </table:table-cell>
          <table:table-cell table:style-name="Tabella2.A1" office:value-type="string">
            <text:p text:style-name="Standard"/>
          </table:table-cell>
        </table:table-row>
        <table:table-row table:style-name="Tabella2.1">
          <table:table-cell table:style-name="Tabella2.A1" office:value-type="string">
            <text:p text:style-name="Standard">Web App<text:span text:style-name="T13"> ⧫</text:span></text:p>
          </table:table-cell>
          <table:table-cell table:style-name="Tabella2.A1" office:value-type="string">
            <text:p text:style-name="Standard">Componente del sistema UnoPerTutti che può accedere al Web Server per funzioni social e per la gestione delle squadre.</text:p>
          </table:table-cell>
          <table:table-cell table:style-name="Tabella2.A1" office:value-type="string">
            <text:p text:style-name="Standard"/>
          </table:table-cell>
        </table:table-row>
        <table:table-row table:style-name="Tabella2.1">
          <table:table-cell table:style-name="Tabella2.A1" office:value-type="string">
            <text:p text:style-name="Standard">Web Server<text:span text:style-name="T13"> ⧫</text:span></text:p>
          </table:table-cell>
          <table:table-cell table:style-name="Tabella2.A1" office:value-type="string">
            <text:p text:style-name="Standard">Componente del sistema UnoPerTutti accessibile sia alla Web App che al Game Server e al Game Client. Il suo scopo è fornire l’autenticazione e <text:s/>dare accesso alle classifiche ai Game Client, e supportare funzioni social e di gestione delle squadre per la Web App.</text:p>
          </table:table-cell>
          <table:table-cell table:style-name="Tabella2.A1" office:value-type="string">
            <text:p text:style-name="Standard"/>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it" fo:country="IT" style:font-size-asian="11pt" style:language-asian="it" style:country-asian="IT"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fo:color="#000000" style:font-name="Calibri" fo:font-size="11pt" fo:language="it" fo:country="IT" style:font-name-asian="Calibri1" style:font-size-asian="11pt" style:language-asian="it" style:country-asian="IT"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6091" style:font-name="Cambria" fo:font-size="14pt" fo:font-weight="bold" style:font-name-asian="Cambria1" style:font-size-asian="14pt" style:font-weight-asian="bold" style:font-name-complex="Cambria1" style:font-size-complex="14pt"/>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Cambria1" style:font-size-asian="13pt" style:font-weight-asian="bold" style:font-name-complex="Cambria1"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Cambria1" style:font-weight-asian="bold" style:font-name-complex="Cambria1"/>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29cm" style:dynamic-spacing="true"/>
      </style:header-style>
      <style:footer-style/>
    </style:page-layout>
  </office:automatic-styles>
  <office:master-styles>
    <style:master-page style:name="Standard" style:page-layout-name="Mpm1">
      <style:header>
        <text:p text:style-name="MP1">Mateusz Lubiejewski, Joana Minja <text:s/>- <text:s/>Progetto UnoXTutti</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2</meta:editing-cycles>
    <meta:creation-date>2016-05-10T09:58:00</meta:creation-date>
    <dc:date>2017-06-08T15:15:40.11</dc:date>
    <meta:editing-duration>PT1M44S</meta:editing-duration>
    <meta:generator>OpenOffice/4.1.2$Win32 OpenOffice.org_project/412m3$Build-9782</meta:generator>
    <meta:document-statistic meta:table-count="2" meta:image-count="0" meta:object-count="0" meta:page-count="9" meta:paragraph-count="152" meta:word-count="2686" meta:character-count="160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